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draw:auto-grow-height="true" fo:min-height="13.86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4pt" style:language-asian="fi" style:country-asian="FI" style:font-style-asian="normal" style:font-weight-asian="normal" style:font-family-complex="'DejaVu Sans'" style:font-family-generic-complex="system" style:font-pitch-complex="variable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80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inux 201: Perl, a Gem in Linux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p text:style-name="P2">Purdue Linux Users Group</text:p>
            <text:p text:style-name="P2">CSWN</text:p>
            <text:p text:style-name="P2"/>
            <text:p text:style-name="P2"/>
            <text:p text:style-name="P2">Speaker:</text:p>
            <text:p text:style-name="P2">Thor Smith</text:p>
            <text:p text:style-name="P3"/>
          </draw:text-box>
        </draw:frame>
        <anim:par presentation:node-type="timing-root">
          <anim:par smil:begin="id1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Making Perl Script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The first thing to note about making Perl scripts is that there are two ways to run them.</text:p>
            <text:p text:style-name="P5">Add ”#!/usr/bin/perl” to the beginning of your file and change permissions to make the file executable.</text:p>
            <text:p text:style-name="P5">Run your script with: perl &lt;scriptname&gt;</text:p>
            <text:p text:style-name="P3">The second thing to note is that lines of code in Perl follow the c/c++ syntax of adding a semicolon to denote the end of a line. Indentation is not important to runtime execution as it is in Python.</text:p>
          </draw:text-box>
        </draw:frame>
        <anim:par presentation:node-type="timing-root">
          <anim:par smil:begin="id2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erl Variable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There are Three main types of variables. Note that variables are not declared, just used.</text:p>
            <text:p text:style-name="P5">Element variables are denoted by: $</text:p>
            <text:p text:style-name="P6">ex. $my_var = 1; or $my_var = ”hi”;</text:p>
            <text:p text:style-name="P5">List variables are denoted by: @</text:p>
            <text:p text:style-name="P6">ex. @my_list = (”hi”, 1, ”cool”);</text:p>
            <text:p text:style-name="P6">ex. $my_list[0];</text:p>
            <text:p text:style-name="P5">Hash variables are denoted by: %</text:p>
            <text:p text:style-name="P6">ex. %my_hash = (”joe” =&gt; 12, ”larry” =&gt; 34);</text:p>
            <text:p text:style-name="P6">ex. $my_hash{”larry”};</text:p>
          </draw:text-box>
        </draw:frame>
        <anim:par presentation:node-type="timing-root">
          <anim:par smil:begin="id3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erl Variables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p text:style-name="P3">There are many special variables that are already defined in perl. They perform special functions.</text:p>
            <text:p text:style-name="P5">$_ : often stores output from a function/operation</text:p>
            <text:p text:style-name="P5">$\ <text:s/>: seperate print records by value assigned here</text:p>
            <text:p text:style-name="P5">$! <text:s/>: stores the current error message</text:p>
            <text:p text:style-name="P5">$0 : the name of the program you are running.</text:p>
            <text:p text:style-name="P5">@ARGV : array of arguments to the program</text:p>
            <text:p text:style-name="P5">$#ARGV : the size of ( @ARGV – 1 )</text:p>
            <text:p text:style-name="P5">@_ : holds parameters passed to a function.</text:p>
          </draw:text-box>
        </draw:frame>
        <anim:par presentation:node-type="timing-root">
          <anim:par smil:begin="id4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erl Operator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Perl differentiates between numerical and string operators.</text:p>
            <text:p text:style-name="P5">Numerical: +,-,*,/,++,--,%,**</text:p>
            <text:p text:style-name="P5">String: =~, ., assorted functions...</text:p>
            <text:p text:style-name="P5">Numerical comparison: &gt;,&lt;,&gt;=,&lt;=,==,!=</text:p>
            <text:p text:style-name="P5">String comparison: gt,lt,ge,le,eq,ne</text:p>
            <text:p text:style-name="P5">Assignment: =, *=, /=, +=, -=</text:p>
            <text:p text:style-name="P5">Logical operators: &amp;&amp;, ||, !;</text:p>
          </draw:text-box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ranching Constructs</text:p>
          </draw:text-box>
        </draw:frame>
        <draw:frame presentation:style-name="pr7" draw:text-style-name="P3" draw:layer="layout" svg:width="25.199cm" svg:height="13.905cm" svg:x="1.4cm" svg:y="4.914cm" presentation:class="outline" presentation:user-transformed="true">
          <draw:text-box>
            <text:p text:style-name="P3">Conditional Branching</text:p>
            <text:p text:style-name="P5">if, elsif, else <text:s text:c="5"/>(just like in C)</text:p>
            <text:p text:style-name="P5">unless, elsif, else <text:s/>(true when condition is false)</text:p>
            <text:p text:style-name="P3">Loops</text:p>
            <text:p text:style-name="P5">for, foreach</text:p>
            <text:p text:style-name="P5">while, do..while</text:p>
            <text:p text:style-name="P5">until, do..until</text:p>
            <text:p text:style-name="P3">Loop Keywords</text:p>
            <text:p text:style-name="P5">next, redo, last</text:p>
          </draw:text-box>
        </draw:frame>
        <anim:par presentation:node-type="timing-root">
          <anim:par smil:begin="id6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erl Functions</text:p>
          </draw:text-box>
        </draw:frame>
        <draw:frame presentation:style-name="pr7" draw:text-style-name="P3" draw:layer="layout" svg:width="25.199cm" svg:height="13.609cm" svg:x="0.836cm" svg:y="5.08cm" presentation:class="outline" presentation:user-transformed="true">
          <draw:text-box>
            <text:p text:style-name="P3">Functions are defined with the <text:span text:style-name="T1">sub</text:span> keyword</text:p>
            <text:p text:style-name="P3">Functions should be declared with either the <text:span text:style-name="T1">sub</text:span> keyword or have an ampersand before them.</text:p>
            <text:p text:style-name="P3">Ex.</text:p>
            <text:p text:style-name="P5"><text:span text:style-name="T2">sub </text:span><text:span text:style-name="T3">my_func</text:span><text:span text:style-name="T4">;</text:span></text:p>
            <text:p text:style-name="P5"><text:span text:style-name="T4">my_func;</text:span></text:p>
            <text:p text:style-name="P5"><text:span text:style-name="T2">sub</text:span><text:span text:style-name="T4"> </text:span><text:span text:style-name="T3">my_func</text:span></text:p>
            <text:p text:style-name="P5"><text:span text:style-name="T4">{</text:span></text:p>
            <text:p text:style-name="P6"><text:span text:style-name="T5">do stuff;</text:span></text:p>
            <text:p text:style-name="P5"><text:span text:style-name="T4">}</text:span></text:p>
          </draw:text-box>
        </draw:frame>
        <anim:par presentation:node-type="timing-root">
          <anim:par smil:begin="id7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erl Function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Parameters are not declared beforehand. A function may take a variable number of arguments.</text:p>
            <text:p text:style-name="P3">Parameters are returned with the @_ variable.</text:p>
            <text:p text:style-name="P5">ex. ($var1, $var2) = @_</text:p>
            <text:p text:style-name="P3">You must keep track of what parameters you expect for a particular function.</text:p>
          </draw:text-box>
        </draw:frame>
        <anim:par presentation:node-type="timing-root">
          <anim:par smil:begin="id8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uilt-In Function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There are many built in functions.</text:p>
            <text:p text:style-name="P3">String Functions:</text:p>
            <text:p text:style-name="P5">chomp($str) <text:s/>#deletes trailing new line characters</text:p>
            <text:p text:style-name="P5">index($string, $sub_str) #returns position of sub_str </text:p>
            <text:p text:style-name="P5">lc($str), uc($str) # return lower and upper case</text:p>
            <text:p text:style-name="P5">length($str) # return size of string</text:p>
            <text:p text:style-name="P5">substr($str, 1, 5) # returns 5 characters starting at 1</text:p>
            <text:p text:style-name="P5"/>
          </draw:text-box>
        </draw:frame>
        <anim:par presentation:node-type="timing-root">
          <anim:par smil:begin="id9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draw:id="id10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uilt-In Functions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Math Functions</text:p>
            <text:p text:style-name="P5">abs($value)</text:p>
            <text:p text:style-name="P5">cos($value), sin($value)</text:p>
            <text:p text:style-name="P5">exp($value) # e^value</text:p>
            <text:p text:style-name="P5">int($value) # truncates decimal</text:p>
            <text:p text:style-name="P5">log($value) # ln(value)</text:p>
            <text:p text:style-name="P5">rand($value) # random float between 0 and value</text:p>
            <text:p text:style-name="P5">sqrt($value)</text:p>
          </draw:text-box>
        </draw:frame>
        <anim:par presentation:node-type="timing-root">
          <anim:par smil:begin="id10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draw:id="id1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File I/O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String Manipulation functions are helpful when inputing from files.</text:p>
            <text:p text:style-name="P3">Open and Close a File</text:p>
            <text:p text:style-name="P5">open (FNAME, ”&lt;filename.txt”);</text:p>
            <text:p text:style-name="P6">&lt; read</text:p>
            <text:p text:style-name="P6">&gt; write</text:p>
            <text:p text:style-name="P6">&gt;&gt; append</text:p>
            <text:p text:style-name="P6">+&lt; read + write</text:p>
            <text:p text:style-name="P5">Close (FNAME);</text:p>
          </draw:text-box>
        </draw:frame>
        <anim:par presentation:node-type="timing-root">
          <anim:par smil:begin="id11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draw:id="id12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File I/O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p text:style-name="P3">Reading and writing is easy.</text:p>
            <text:p text:style-name="P3">Read text from a file</text:p>
            <text:p text:style-name="P5">$text = &lt;FNAME&gt;;</text:p>
            <text:p text:style-name="P3">Print text to a file</text:p>
            <text:p text:style-name="P5">$print FNAME, ”string to print with $vars”, ”\n”;</text:p>
            <text:p text:style-name="P3">Loop through text in a file</text:p>
            <text:p text:style-name="P5">foreach $line (&lt;FNAME&gt;)</text:p>
          </draw:text-box>
        </draw:frame>
        <anim:par presentation:node-type="timing-root">
          <anim:par smil:begin="id12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draw:id="id13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nnouncements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p text:style-name="P3">Linux 201 session 3 will be here on Monday April 25<text:span text:style-name="T6">th</text:span> at 7:00pm</text:p>
            <text:p text:style-name="P3">Top Secret Rosies Thursday April 14<text:span text:style-name="T6">th</text:span> at 7:00pm in LWSN B151</text:p>
            <text:p text:style-name="P3"/>
            <text:p text:style-name="P3"/>
          </draw:text-box>
        </draw:frame>
        <anim:par presentation:node-type="timing-root">
          <anim:par smil:begin="id13.begin">
            <anim:transitionFilter smil:dur="1s" smil:type="barnDoorWipe" smil:subtype="vertical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4pt" style:language-asian="fi" style:country-asian="FI" style:font-style-asian="normal" style:font-weight-asian="normal" style:font-family-complex="'DejaVu Sans'" style:font-family-generic-complex="system" style:font-pitch-complex="variable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8" draw:layer="backgroundobjects" svg:width="25.199cm" svg:height="13.859cm" svg:x="1.4cm" svg:y="4.914cm" presentation:class="outline">
        <draw:text-box>
          <text:p text:style-name="MP3">Muokkaa jäsennyksen tekstimuotoa napsauttamalla</text:p>
          <text:p text:style-name="MP4">Toinen jäsennystaso</text:p>
          <text:p text:style-name="MP5">Kolmas jäsennystaso</text:p>
          <text:p text:style-name="MP6">Neljäs jäsennystaso</text:p>
          <text:p text:style-name="MP7">Viides jäsennystaso</text:p>
          <text:p text:style-name="MP7">Kuudes jäsennystaso</text:p>
          <text:p text:style-name="MP7">Seitsemäs jäsennystaso</text:p>
          <text:p text:style-name="MP7">Kahdeksas jäsennystaso</text:p>
          <text:p text:style-name="MP7">Yhdeksäs jäsennystaso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Thor Smith</meta:initial-creator>
    <meta:creation-date>2011-04-09T14:26:18</meta:creation-date>
    <dc:date>2011-04-11T19:53:06</dc:date>
    <dc:language>fi-FI</dc:language>
    <meta:editing-cycles>10</meta:editing-cycles>
    <meta:editing-duration>PT27H20M55S</meta:editing-duration>
    <dc:creator>Temporary Account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